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697" officeooo:paragraph-rsid="0012e697"/>
    </style:style>
    <style:style style:name="P2" style:family="paragraph" style:parent-style-name="Standard">
      <style:text-properties officeooo:rsid="0012e697" officeooo:paragraph-rsid="0016394c"/>
    </style:style>
    <style:style style:name="P3" style:family="paragraph" style:parent-style-name="Standard">
      <style:text-properties officeooo:rsid="0013a730" officeooo:paragraph-rsid="0013a730"/>
    </style:style>
    <style:style style:name="P4" style:family="paragraph" style:parent-style-name="Standard">
      <style:text-properties officeooo:rsid="00155508" officeooo:paragraph-rsid="00155508"/>
    </style:style>
    <style:style style:name="P5" style:family="paragraph" style:parent-style-name="Standard">
      <style:text-properties fo:font-weight="bold" officeooo:rsid="001b5341" officeooo:paragraph-rsid="001b5341" style:font-weight-asian="bold" style:font-weight-complex="bold"/>
    </style:style>
    <style:style style:name="P6" style:family="paragraph" style:parent-style-name="Standard">
      <style:text-properties fo:font-weight="normal" officeooo:rsid="0016394c" officeooo:paragraph-rsid="0016394c" style:font-weight-asian="normal" style:font-weight-complex="normal"/>
    </style:style>
    <style:style style:name="P7" style:family="paragraph" style:parent-style-name="Standard">
      <style:text-properties fo:font-weight="normal" officeooo:rsid="0012e697" officeooo:paragraph-rsid="0016394c" style:font-weight-asian="normal" style:font-weight-complex="normal"/>
    </style:style>
    <style:style style:name="P8" style:family="paragraph" style:parent-style-name="Standard">
      <style:text-properties fo:font-weight="normal" officeooo:rsid="0012e697" officeooo:paragraph-rsid="001938a5" style:font-weight-asian="normal" style:font-weight-complex="normal"/>
    </style:style>
    <style:style style:name="P9" style:family="paragraph" style:parent-style-name="Standard">
      <style:text-properties fo:font-weight="normal" officeooo:rsid="0012e697" officeooo:paragraph-rsid="001a064b" style:font-weight-asian="normal" style:font-weight-complex="normal"/>
    </style:style>
    <style:style style:name="P10" style:family="paragraph" style:parent-style-name="Standard">
      <style:text-properties fo:font-weight="normal" officeooo:rsid="0017b4ad" officeooo:paragraph-rsid="0017b4ad" style:font-weight-asian="normal" style:font-weight-complex="normal"/>
    </style:style>
    <style:style style:name="P11" style:family="paragraph" style:parent-style-name="Standard">
      <style:text-properties fo:font-weight="normal" officeooo:rsid="001938a5" officeooo:paragraph-rsid="001938a5" style:font-weight-asian="normal" style:font-weight-complex="normal"/>
    </style:style>
    <style:style style:name="P12" style:family="paragraph" style:parent-style-name="Standard">
      <style:text-properties fo:font-weight="normal" officeooo:rsid="001938a5" officeooo:paragraph-rsid="001a064b" style:font-weight-asian="normal" style:font-weight-complex="normal"/>
    </style:style>
    <style:style style:name="P13" style:family="paragraph" style:parent-style-name="Standard">
      <style:text-properties fo:font-weight="normal" officeooo:rsid="0013a730" officeooo:paragraph-rsid="001938a5" style:font-weight-asian="normal" style:font-weight-complex="normal"/>
    </style:style>
    <style:style style:name="P14" style:family="paragraph" style:parent-style-name="Standard">
      <style:text-properties fo:font-weight="normal" officeooo:rsid="001a064b" officeooo:paragraph-rsid="001a064b" style:font-weight-asian="normal" style:font-weight-complex="normal"/>
    </style:style>
    <style:style style:name="P15" style:family="paragraph" style:parent-style-name="Standard">
      <style:text-properties fo:color="#000000" fo:font-weight="normal" officeooo:rsid="0017b4ad" officeooo:paragraph-rsid="0017b4ad" style:font-weight-asian="normal" style:font-weight-complex="normal"/>
    </style:style>
    <style:style style:name="P16" style:family="paragraph" style:parent-style-name="Standard">
      <style:text-properties fo:color="#000000" fo:font-weight="normal" officeooo:rsid="0012e697" officeooo:paragraph-rsid="0017b4ad" style:font-weight-asian="normal" style:font-weight-complex="normal"/>
    </style:style>
    <style:style style:name="P17" style:family="paragraph" style:parent-style-name="Standard">
      <style:text-properties fo:color="#000000" fo:font-weight="normal" officeooo:rsid="001a064b" officeooo:paragraph-rsid="001a064b" style:font-weight-asian="normal" style:font-weight-complex="normal"/>
    </style:style>
    <style:style style:name="P18" style:family="paragraph" style:parent-style-name="Standard">
      <style:text-properties fo:color="#000000" officeooo:rsid="0012e697" officeooo:paragraph-rsid="00155508"/>
    </style:style>
    <style:style style:name="P19" style:family="paragraph" style:parent-style-name="Standard">
      <style:text-properties fo:color="#000000" fo:font-weight="bold" officeooo:rsid="0012e697" officeooo:paragraph-rsid="0012e697" style:font-weight-asian="bold" style:font-weight-complex="bold"/>
    </style:style>
    <style:style style:name="P20" style:family="paragraph" style:parent-style-name="Standard">
      <style:text-properties officeooo:rsid="001b5341" officeooo:paragraph-rsid="001b5341"/>
    </style:style>
    <style:style style:name="P21" style:family="paragraph" style:parent-style-name="Standard">
      <style:text-properties fo:color="#006600" fo:font-weight="bold" officeooo:rsid="00155508" officeooo:paragraph-rsid="00155508" style:font-weight-asian="bold" style:font-weight-complex="bold"/>
    </style:style>
    <style:style style:name="P22" style:family="paragraph" style:parent-style-name="Standard">
      <style:text-properties fo:color="#006600" style:text-underline-style="solid" style:text-underline-width="auto" style:text-underline-color="font-color" fo:font-weight="bold" officeooo:rsid="00155508" officeooo:paragraph-rsid="00155508" style:font-weight-asian="bold" style:font-weight-complex="bold"/>
    </style:style>
    <style:style style:name="P23" style:family="paragraph" style:parent-style-name="Standard">
      <style:text-properties fo:color="#006600" style:text-underline-style="solid" style:text-underline-width="auto" style:text-underline-color="font-color" fo:font-weight="bold" officeooo:rsid="0016394c" officeooo:paragraph-rsid="0016394c" style:font-weight-asian="bold" style:font-weight-complex="bold"/>
    </style:style>
    <style:style style:name="T1" style:family="text">
      <style:text-properties officeooo:rsid="0012e697"/>
    </style:style>
    <style:style style:name="T2" style:family="text">
      <style:text-properties fo:color="#7e0021" fo:font-weight="bold" style:font-weight-asian="bold" style:font-weight-complex="bold"/>
    </style:style>
    <style:style style:name="T3" style:family="text">
      <style:text-properties fo:color="#7e0021" fo:font-weight="bold" officeooo:rsid="001938a5" style:font-weight-asian="bold" style:font-weight-complex="bold"/>
    </style:style>
    <style:style style:name="T4" style:family="text">
      <style:text-properties fo:color="#7e0021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7e0021" fo:font-size="12pt" fo:font-weight="bold" officeooo:rsid="001938a5" style:font-size-asian="12pt" style:font-weight-asian="bold" style:font-size-complex="12pt" style:font-weight-complex="bold"/>
    </style:style>
    <style:style style:name="T6" style:family="text">
      <style:text-properties fo:color="#7e0021" fo:font-size="12pt" style:text-underline-style="none" fo:font-weight="bold" officeooo:rsid="001938a5" style:font-size-asian="12pt" style:font-weight-asian="bold" style:font-size-complex="12pt" style:font-weight-complex="bold"/>
    </style:style>
    <style:style style:name="T7" style:family="text">
      <style:text-properties fo:color="#7e0021" fo:font-size="12pt" style:text-underline-style="none" fo:font-weight="bold" officeooo:rsid="001a064b" style:font-size-asian="12pt" style:font-weight-asian="bold" style:font-size-complex="12pt" style:font-weight-complex="bold"/>
    </style:style>
    <style:style style:name="T8" style:family="text">
      <style:text-properties fo:color="#7e0021" fo:font-size="12pt" style:text-underline-style="solid" style:text-underline-width="auto" style:text-underline-color="font-color" fo:font-weight="bold" officeooo:rsid="001a064b" style:font-size-asian="12pt" style:font-weight-asian="bold" style:font-size-complex="12pt" style:font-weight-complex="bold"/>
    </style:style>
    <style:style style:name="T9" style:family="text">
      <style:text-properties fo:color="#7e0021" officeooo:rsid="001a064b"/>
    </style:style>
    <style:style style:name="T10" style:family="text">
      <style:text-properties fo:color="#7e0021" officeooo:rsid="001d38d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064b" style:font-weight-asian="bold" style:font-weight-complex="bold"/>
    </style:style>
    <style:style style:name="T13" style:family="text">
      <style:text-properties fo:color="#000099" fo:font-weight="bold" style:font-weight-asian="bold" style:font-weight-complex="bold"/>
    </style:style>
    <style:style style:name="T14" style:family="text">
      <style:text-properties fo:color="#000099" fo:font-weight="bold" officeooo:rsid="0016394c" style:font-weight-asian="bold" style:font-weight-complex="bold"/>
    </style:style>
    <style:style style:name="T15" style:family="text">
      <style:text-properties fo:color="#000099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99" fo:font-size="12pt" fo:font-weight="bold" officeooo:rsid="0016394c" style:font-size-asian="12pt" style:font-weight-asian="bold" style:font-size-complex="12pt" style:font-weight-complex="bold"/>
    </style:style>
    <style:style style:name="T17" style:family="text">
      <style:text-properties fo:color="#000099" fo:font-size="12pt" fo:font-weight="bold" officeooo:rsid="001938a5" style:font-size-asian="12pt" style:font-weight-asian="bold" style:font-size-complex="12pt" style:font-weight-complex="bold"/>
    </style:style>
    <style:style style:name="T18" style:family="text">
      <style:text-properties fo:color="#000099" fo:font-size="12pt" style:text-underline-style="solid" style:text-underline-width="auto" style:text-underline-color="font-color" fo:font-weight="bold" officeooo:rsid="001938a5" style:font-size-asian="12pt" style:font-weight-asian="bold" style:font-size-complex="12pt" style:font-weight-complex="bold"/>
    </style:style>
    <style:style style:name="T19" style:family="text">
      <style:text-properties fo:color="#000099" style:text-underline-style="solid" style:text-underline-width="auto" style:text-underline-color="font-color"/>
    </style:style>
    <style:style style:name="T20" style:family="text">
      <style:text-properties fo:color="#006600" fo:font-weight="bold" style:font-weight-asian="bold" style:font-weight-complex="bold"/>
    </style:style>
    <style:style style:name="T21" style:family="text">
      <style:text-properties fo:color="#006600" fo:font-size="18pt" style:font-size-asian="18pt" style:font-size-complex="18pt"/>
    </style:style>
    <style:style style:name="T22" style:family="text">
      <style:text-properties fo:color="#006600" fo:font-size="18pt" officeooo:rsid="0012e697" style:font-size-asian="18pt" style:font-size-complex="18pt"/>
    </style:style>
    <style:style style:name="T23" style:family="text">
      <style:text-properties fo:color="#006600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6600" fo:font-size="18pt" fo:font-weight="bold" officeooo:rsid="0012e697" style:font-size-asian="18pt" style:font-weight-asian="bold" style:font-size-complex="18pt" style:font-weight-complex="bold"/>
    </style:style>
    <style:style style:name="T25" style:family="text">
      <style:text-properties fo:color="#006600" fo:font-size="18pt" style:text-underline-style="solid" style:text-underline-width="auto" style:text-underline-color="font-color" fo:font-weight="bold" officeooo:rsid="0012e697" style:font-size-asian="18pt" style:font-weight-asian="bold" style:font-size-complex="18pt" style:font-weight-complex="bold"/>
    </style:style>
    <style:style style:name="T26" style:family="text">
      <style:text-properties fo:color="#660066" fo:font-weight="bold" style:font-weight-asian="bold" style:font-weight-complex="bold"/>
    </style:style>
    <style:style style:name="T27" style:family="text">
      <style:text-properties officeooo:rsid="00155508"/>
    </style:style>
    <style:style style:name="T28" style:family="text">
      <style:text-properties fo:color="#000000" fo:font-weight="bold" officeooo:rsid="0016394c" style:font-weight-asian="bold" style:font-weight-complex="bold"/>
    </style:style>
    <style:style style:name="T2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fo:font-size="12pt" fo:font-weight="bold" officeooo:rsid="0016394c" style:font-size-asian="12pt" style:font-weight-asian="bold" style:font-size-complex="12pt" style:font-weight-complex="bold"/>
    </style:style>
    <style:style style:name="T31" style:family="text">
      <style:text-properties fo:color="#000000" fo:font-size="12pt" fo:font-weight="bold" officeooo:rsid="001938a5" style:font-size-asian="12pt" style:font-weight-asian="bold" style:font-size-complex="12pt" style:font-weight-complex="bold"/>
    </style:style>
    <style:style style:name="T32" style:family="text">
      <style:text-properties fo:color="#000000" fo:font-size="12pt" fo:font-weight="bold" officeooo:rsid="001a064b" style:font-size-asian="12pt" style:font-weight-asian="bold" style:font-size-complex="12pt" style:font-weight-complex="bold"/>
    </style:style>
    <style:style style:name="T33" style:family="text">
      <style:text-properties fo:color="#000000" fo:font-size="12pt" style:font-size-asian="12pt" style:font-size-complex="12pt"/>
    </style:style>
    <style:style style:name="T34" style:family="text">
      <style:text-properties fo:color="#000000" fo:font-weight="normal" officeooo:rsid="0016394c" style:font-weight-asian="normal" style:font-weight-complex="normal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16394c" style:font-size-asian="12pt" style:font-size-complex="12pt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6394c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7b4ad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1938a5" style:font-size-asian="12pt" style:font-weight-asian="bold" style:font-size-complex="12pt" style:font-weight-complex="bold"/>
    </style:style>
    <style:style style:name="T41" style:family="text">
      <style:text-properties officeooo:rsid="001938a5"/>
    </style:style>
    <style:style style:name="T42" style:family="text">
      <style:text-properties officeooo:rsid="001a064b"/>
    </style:style>
    <style:style style:name="T43" style:family="text">
      <style:text-properties officeooo:rsid="001b5341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font-size="15pt" officeooo:rsid="0012e697" style:font-size-asian="15pt" style:font-size-complex="15pt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8pt" officeooo:rsid="0012e697" style:font-size-asian="18pt" style:font-size-complex="18pt"/>
    </style:style>
    <style:style style:name="T48" style:family="text">
      <style:text-properties officeooo:rsid="001b68b1"/>
    </style:style>
    <style:style style:name="T49" style:family="text">
      <style:text-properties officeooo:rsid="001d38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7"/><text:span text:style-name="T23"><text:s/></text:span><text:span text:style-name="T25">Release Management</text:span></text:p>
      <text:p text:style-name="P21"/>
      <text:p text:style-name="P22">Scenario</text:p>
      <text:p text:style-name="P4"/>
      <text:p text:style-name="P3">System 1: is a remote machine which contains image repository(repo_iso). </text:p>
      <text:p text:style-name="P3"><text:s text:c="17"/>The golden image that is generated <text:s/>will gets stored in this repository.</text:p>
      <text:p text:style-name="P3"><text:s text:c="18"/>Path of repository : ~/var/www/html/ <text:s text:c="2"/>[Apache]</text:p>
      <text:p text:style-name="P3"/>
      <text:p text:style-name="P3">System 2: is an openstack installed machine where vm is to be launched. The django code <text:s text:c="2"/></text:p>
      <text:p text:style-name="P3"><text:s text:c="17"/>“<text:span text:style-name="T13">myproject</text:span>” should be placed in this machine.</text:p>
      <text:p text:style-name="P3"/>
      <text:p text:style-name="P4">This golden image is to be uploaded onto glance(one of the components of openstack). So that a virtual machine(VM) can be deployed on openstack environment.</text:p>
      <text:p text:style-name="P4"/>
      <text:p text:style-name="P23">Changes to be made <text:span text:style-name="T48">in “myproject”</text:span>:</text:p>
      <text:p text:style-name="P23"/>
      <text:p text:style-name="P2"><text:span text:style-name="T3">1.</text:span><text:a xlink:type="simple" xlink:href="mailto:tcs@tcs-ThinkCentre-M93p">tcs@tcs-ThinkCentre-M93p</text:a><text:span text:style-name="T2">:~/</text:span><text:span text:style-name="T13">myproject/</text:span><text:span text:style-name="T14">myproject</text:span><text:span text:style-name="T34">$</text:span><text:span text:style-name="T28"> vi </text:span><text:span text:style-name="T30">settings.py</text:span></text:p>
      <text:p text:style-name="P2"/>
      <text:p text:style-name="P6"><text:span text:style-name="T33">In TEMPLATE_DIRS: Give the path where 'myproject/myproject/templates' in System2 exists.</text:span></text:p>
      <text:p text:style-name="P6"><text:span text:style-name="T33">In STATICFILES_DIRS: Give the path where 'myproject/myproject/static' in System2 exists.</text:span></text:p>
      <text:p text:style-name="P6"/>
      <text:p text:style-name="P7"><text:span text:style-name="T5">2.</text:span><text:a xlink:type="simple" xlink:href="mailto:tcs@tcs-ThinkCentre-M93p">tcs@tcs-ThinkCentre-M93p</text:a><text:span text:style-name="T4">:~/</text:span><text:span text:style-name="T15">myproject/</text:span><text:span text:style-name="T16">myproject/templates$ </text:span><text:span text:style-name="T30">vi base.html</text:span></text:p>
      <text:p text:style-name="P7"/>
      <text:p text:style-name="P10">Grep for "<text:a xlink:type="simple" xlink:href="http://10.127.150.56:8888/">http://10.127.150.56:8888/</text:a>”</text:p>
      <text:p text:style-name="P10">Replace it with System2's ip and the port with which the server of “myproject”</text:p>
      <text:p text:style-name="P15"><text:span text:style-name="T36">s</text:span><text:span text:style-name="T35">hould run.</text:span></text:p>
      <text:p text:style-name="P15"/>
      <text:p text:style-name="P16"><text:span text:style-name="T5">3.</text:span><text:a xlink:type="simple" xlink:href="mailto:tcs@tcs-ThinkCentre-M93p">tcs@tcs-ThinkCentre-M93p</text:a><text:span text:style-name="T4">:~/</text:span><text:span text:style-name="T15">myproject/</text:span><text:span text:style-name="T16">myproject/templates$ </text:span><text:span text:style-name="T38">vi </text:span><text:span text:style-name="T39">side_4.html</text:span></text:p>
      <text:p text:style-name="P16"/>
      <text:p text:style-name="P15"><text:span text:style-name="T35">Grep for "</text:span><text:a xlink:type="simple" xlink:href="http://10.127.150.56:8888/"><text:span text:style-name="T35">http://10.127.150.56:8888/</text:span></text:a><text:span text:style-name="T35">”</text:span></text:p>
      <text:p text:style-name="P10">Replace it with System2's ip and the port with which the server of “myproject”</text:p>
      <text:p text:style-name="P15"><text:span text:style-name="T36">s</text:span><text:span text:style-name="T35">hould run.</text:span></text:p>
      <text:p text:style-name="P15"/>
      <text:p text:style-name="P16"><text:span text:style-name="T5">4.</text:span><text:a xlink:type="simple" xlink:href="mailto:tcs@tcs-ThinkCentre-M93p">tcs@tcs-ThinkCentre-M93p</text:a><text:span text:style-name="T4">:~</text:span><text:span text:style-name="T39">mysql <text:s text:c="2"/>[in System2]</text:span></text:p>
      <text:p text:style-name="P10"/>
      <text:p text:style-name="P10"><text:s/>Create database Devops;</text:p>
      <text:p text:style-name="P10"><text:s/>Load image-creation-database.sql <text:s/>into it <text:span text:style-name="T41">as shown below:</text:span></text:p>
      <text:p text:style-name="P10"><text:s/>mysql -uroot -p Devops &lt; /path/to/image-creation-database.sql</text:p>
      <text:p text:style-name="P10"/>
      <text:p text:style-name="P8"><text:a xlink:type="simple" xlink:href="mailto:5.tcs@tcs-ThinkCentre-M93p"><text:span text:style-name="T6">5. </text:span></text:a><text:span text:style-name="T18">tcs@tcs-ThinkCentre-M93p</text:span><text:span text:style-name="T4">:~/</text:span><text:span text:style-name="T15">myproject</text:span><text:span text:style-name="T17">$ </text:span><text:span text:style-name="T31">vi </text:span><text:span text:style-name="T29">vm_launch.sh</text:span></text:p>
      <text:p text:style-name="P13"/>
      <text:p text:style-name="P13"><text:span text:style-name="T12">a)</text:span><text:span text:style-name="T11">location</text:span> : <text:span text:style-name="T27">path of golden image in apache of System1 [mandatory upto /var/www/html]</text:span></text:p>
      <text:p text:style-name="P11"><text:span text:style-name="T32">b)</text:span><text:span text:style-name="T29">floatingip_id</text:span><text:span text:style-name="T33">: neutron floatingip-list and get the floatingip_id</text:span></text:p>
      <text:p text:style-name="P11"><text:span text:style-name="T33">[For this floating ip should be created before hand]</text:span></text:p>
      <text:p text:style-name="P11"/>
      <text:p text:style-name="P11">Visit the below link for steps to create the floatingip</text:p>
      <text:p text:style-name="P11"/>
      <text:p text:style-name="P11"/>
      <text:p text:style-name="P11"/>
      <text:p text:style-name="P11">visit <text:span text:style-name="T19">https://www-01.ibm.com/support/knowledgecenter/SST55W_4.2.0/liaca/liaca_manage_floating_ip.html</text:span></text:p>
      <text:p text:style-name="P8"><text:s/></text:p>
      <text:p text:style-name="P9"><text:soft-page-break/><text:span text:style-name="T42">c)</text:span> <text:span text:style-name="T42">Grep for this /home/tcs/devstack/testing1.yaml [heat template]</text:span></text:p>
      <text:p text:style-name="P9"><text:s text:c="4"/><text:span text:style-name="T42">place it in devstack </text:span></text:p>
      <text:p text:style-name="P14"/>
      <text:p text:style-name="P14">d)Grep for /home/tcs/DEVOPS_MIGRATION/myproject/db_ip.py </text:p>
      <text:p text:style-name="P14"><text:s text:c="3"/>Replace it with your path of “/myproject/db_ip.py “</text:p>
      <text:p text:style-name="P14"/>
      <text:p text:style-name="P14">e)Grep for <text:s/>tcs@10.125.155.220 "/bin/bash /home/tcs/zabbix-api-integration/zabbix-api/zabbix-api-configure.sh $floatingip"</text:p>
      <text:p text:style-name="P14">Replace it with the ip where Zabbix server is running and the path to <text:s/>zabbix-api-configure.sh in that machine.</text:p>
      <text:p text:style-name="P14"/>
      <text:p text:style-name="P9"><text:span text:style-name="T7">6</text:span><text:span text:style-name="T8">.</text:span><text:span text:style-name="T18">tcs@tcs-ThinkCentre-M93p</text:span><text:span text:style-name="T4">:~/</text:span><text:span text:style-name="T15">myproject</text:span><text:span text:style-name="T17">$ </text:span><text:span text:style-name="T31">vi </text:span><text:span text:style-name="T29">vm_</text:span><text:span text:style-name="T32">terminate</text:span><text:span text:style-name="T29">.sh</text:span></text:p>
      <text:p text:style-name="P12"/>
      <text:p text:style-name="P12"><text:span text:style-name="T32">a)</text:span><text:span text:style-name="T29">floatingip_id</text:span><text:span text:style-name="T33">: neutron floatingip-list and get the floatingip_id</text:span></text:p>
      <text:p text:style-name="P9"/>
      <text:p text:style-name="P14">b)Grep for <text:s/>tcs@10.125.155.220 "/bin/bash /home/tcs/zabbix-api-integration/zabbix-api/zabbix-api-configure.sh $floatingip"</text:p>
      <text:p text:style-name="P14"><text:span text:style-name="T29">Replace it with the ip where Zabbix server is running and the path to <text:s/>zabbix-api-configure.sh in that machine.</text:span></text:p>
      <text:p text:style-name="P8"/>
      <text:p text:style-name="P17"><text:span text:style-name="T40">c</text:span><text:span text:style-name="T37">) </text:span><text:span text:style-name="T35">Grep for /home/tcs/DEVOPS_MIGRATION/myproject/db_ip.py </text:span></text:p>
      <text:p text:style-name="P17"><text:span text:style-name="T37"><text:s text:c="3"/>Replace it with your path of “/myproject/db_ip.py “</text:span></text:p>
      <text:p text:style-name="P18"/>
      <text:p text:style-name="P1"/>
      <text:p text:style-name="P19"><text:span text:style-name="T9">7</text:span><text:span text:style-name="T42">.</text:span>Run the Server <text:span text:style-name="T43">in separate tab</text:span></text:p>
      <text:p text:style-name="P1"><text:span text:style-name="T2">tcs@tcs-ThinkCentre-M93p:~/</text:span><text:span text:style-name="T13">myproject</text:span>$ <text:span text:style-name="T20">python manage.py runserver </text:span><text:span text:style-name="T26">10.127.150.56:8888</text:span></text:p>
      <text:p text:style-name="P1">Validating models...</text:p>
      <text:p text:style-name="P1"></text:p>
      <text:p text:style-name="P1">0 errors found</text:p>
      <text:p text:style-name="P1">July 16, 2015 - 08:50:57</text:p>
      <text:p text:style-name="P1">Django version 1.6.10, using settings 'myproject.settings'</text:p>
      <text:p text:style-name="P1">Starting development server at http://10.127.150.56:8888/</text:p>
      <text:p text:style-name="P1">Quit the server with CONTROL-C.</text:p>
      <text:p text:style-name="P1"/>
      <text:p text:style-name="P5">Replace the ip and port with System2's ip and port</text:p>
      <text:p text:style-name="P5"/>
      <text:p text:style-name="P5"><text:span text:style-name="T10">8</text:span><text:span text:style-name="T49">.</text:span>Open in the browser with ip and port to see the UI</text:p>
      <text:p text:style-name="P20"/>
      <text:p text:style-name="P2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5:11:40.240561547</meta:creation-date>
    <dc:date>2015-07-16T17:33:30.006553364</dc:date>
    <meta:editing-duration>PT48M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367" meta:character-count="3223" meta:non-whitespace-character-count="2767"/>
  </office:meta>
</office:document-meta>
</file>